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3" style:family="paragraph" style:parent-style-name="Standard"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40pt" fo:font-weight="bold" officeooo:paragraph-rsid="0026d747" style:font-size-asian="40pt" style:font-weight-asian="bold" style:font-size-complex="40pt" style:font-weight-complex="bold"/>
    </style:style>
    <style:style style:name="P6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0.5pt" fo:font-weight="bold" officeooo:rsid="0013583b" officeooo:paragraph-rsid="0013583b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Arial1" fo:font-size="40pt" fo:letter-spacing="normal" fo:font-style="normal" fo:font-weight="bold" officeooo:paragraph-rsid="0026d747" style:font-size-asian="40pt" style:font-weight-asian="bold" style:font-size-complex="40pt" style:font-weight-complex="bold"/>
    </style:style>
    <style:style style:name="P9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2a5c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31e722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rial1" fo:letter-spacing="normal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rial1" fo:font-size="10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Arial1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Arial1" officeooo:paragraph-rsid="0031e722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Arial1" officeooo:rsid="0031e722" officeooo:paragraph-rsid="0031e722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212529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212529" loext:opacity="100%" fo:font-size="10.5pt" fo:letter-spacing="normal" fo:font-style="normal" fo:font-weight="normal" officeooo:rsid="0031e722" style:font-weight-asian="normal" style:font-weight-complex="normal"/>
    </style:style>
    <style:style style:name="T4" style:family="text">
      <style:text-properties fo:font-variant="normal" fo:text-transform="none" fo:color="#212529" loext:opacity="100%" fo:font-size="10.5pt" fo:letter-spacing="normal" fo:font-style="normal" fo:font-weight="normal" officeooo:rsid="0033c913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Arial1" fo:font-size="10.5pt" fo:letter-spacing="normal" fo:font-style="normal" fo:font-weight="normal"/>
    </style:style>
    <style:style style:name="T6" style:family="text">
      <style:text-properties fo:font-variant="normal" fo:text-transform="none" fo:color="#212529" loext:opacity="100%" style:font-name="Arial1" fo:font-size="10.5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212529" loext:opacity="100%" style:font-name="Arial1" fo:font-size="10.5pt" fo:letter-spacing="normal" fo:font-style="normal" fo:font-weight="normal" officeooo:rsid="0031e722" style:font-weight-asian="normal" style:font-weight-complex="normal"/>
    </style:style>
    <style:style style:name="T8" style:family="text">
      <style:text-properties fo:font-variant="normal" fo:text-transform="none" fo:color="#212529" loext:opacity="100%" style:font-name="Arial1" fo:font-size="10.5pt" fo:letter-spacing="normal" fo:font-style="normal" fo:font-weight="bold"/>
    </style:style>
    <style:style style:name="T9" style:family="text">
      <style:text-properties fo:font-variant="normal" fo:text-transform="none" fo:color="#212529" loext:opacity="100%" style:font-name="Arial1" fo:font-size="10.5pt" fo:letter-spacing="normal" fo:font-style="normal" fo:font-weight="bold" officeooo:rsid="00319adc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officeooo:rsid="0013583b"/>
    </style:style>
    <style:style style:name="T12" style:family="text">
      <style:text-properties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3"/>
      <text:p text:style-name="P2"><text:s text:c="3"/></text:p>
      <text:p text:style-name="P2"/>
      <text:p text:style-name="P3"><text:s text:c="16"/>Tarea</text:p>
      <text:p text:style-name="P5"><text:span text:style-name="T11"><text:s text:c="10"/></text:span><text:span text:style-name="T1">Modificación, <text:s text:c="11"/>suspensión <text:s/>y <text:s/>extinción <text:s text:c="5"/></text:span></text:p>
      <text:p text:style-name="P8"><text:s text:c="11"/>del contrato</text:p>
      <text:p text:style-name="P4"/>
      <text:p text:style-name="P7"><text:s text:c="18"/></text:p>
      <text:p text:style-name="P7"/>
      <text:p text:style-name="P7"/>
      <text:p text:style-name="P7"/>
      <text:p text:style-name="P7"/>
      <text:p text:style-name="P6"><text:s text:c="174"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 <text:s text:c="8"/>Jesús Blanco Miguez 1º Dam</text:p>
      <text:p text:style-name="P10"><text:soft-page-break/><text:span text:style-name="Strong_20_Emphasis"><text:span text:style-name="T6">1. Ana sufrió un </text:span></text:span><text:span text:style-name="Strong_20_Emphasis"><text:span text:style-name="T9">accidente NO laboral </text:span></text:span><text:span text:style-name="Strong_20_Emphasis"><text:span text:style-name="T6">el día 7 de marzo y está de </text:span></text:span><text:span text:style-name="Strong_20_Emphasis"><text:span text:style-name="T9">baja </text:span></text:span><text:span text:style-name="Strong_20_Emphasis"><text:span text:style-name="T6">hasta el día 31 del mismo mes. Su salario mensual es de 1200€ y tiene la paga extra prorrateada por valor de 200€ al mes. Realizó horas extras en el último año por valor de 360€.</text:span></text:span></text:p>
      <text:p text:style-name="P11"><text:span text:style-name="T5">a) Calcula cuanto cobrará por </text:span><text:span text:style-name="Strong_20_Emphasis"><text:span text:style-name="T8">IT.</text:span></text:span></text:p>
      <text:p text:style-name="P11"><text:span text:style-name="Strong_20_Emphasis"><text:span text:style-name="T8"/></text:span></text:p>
      <text:p text:style-name="P12"><text:span text:style-name="Strong_20_Emphasis"><text:span text:style-name="T7">ps=(1200+200)=1400, <text:s/>pns=0,;BCCC=ps+pns=1400; BR=1400/30=46,7</text:span></text:span></text:p>
      <text:p text:style-name="P12"><text:span text:style-name="Strong_20_Emphasis"><text:span text:style-name="T7"/></text:span></text:p>
      <text:p text:style-name="P12"><text:span text:style-name="T5">b) Calcula cuanto gana por cada </text:span><text:span text:style-name="Strong_20_Emphasis"><text:span text:style-name="T8">tramo</text:span></text:span></text:p>
      <text:p text:style-name="P12"><text:span text:style-name="T5">.</text:span></text:p>
      <text:p text:style-name="P17"><text:span text:style-name="T2">1º tramo(tres primeros dias) no cobra</text:span></text:p>
      <text:p text:style-name="P17"><text:span text:style-name="T2">2º tramo(del 4º al 20º) se cobra 60%; BRx60%=28,02</text:span></text:p>
      <text:p text:style-name="P17"><text:span text:style-name="T2">3º ramo(21º en adelante) se cobra 75%; BRx75%=35,02</text:span></text:p>
      <text:p text:style-name="P17"><text:span text:style-name="T2"/></text:p>
      <text:p text:style-name="P11"><text:span text:style-name="T5">2. Con los datos del ejercicio anterior, calcula como sería la </text:span><text:span text:style-name="Strong_20_Emphasis"><text:span text:style-name="T8">IT </text:span></text:span><text:span text:style-name="T5">si Ana sufriera </text:span><text:span text:style-name="Strong_20_Emphasis"><text:span text:style-name="T8">un accidente laboral</text:span></text:span><text:span text:style-name="T5">.</text:span></text:p>
      <text:p text:style-name="P15"><text:span text:style-name="T2"/></text:p>
      <text:p text:style-name="P16"><text:span text:style-name="Strong_20_Emphasis"><text:span text:style-name="T3">ps=(1200+200)=1400, <text:s/>pns=0,;BCCC=ps+pns=1400; BR=</text:span></text:span><text:span text:style-name="Strong_20_Emphasis"><text:span text:style-name="T4">(</text:span></text:span><text:span text:style-name="Strong_20_Emphasis"><text:span text:style-name="T3">1400/30</text:span></text:span><text:span text:style-name="Strong_20_Emphasis"><text:span text:style-name="T4">)+(360/365)</text:span></text:span><text:span text:style-name="Strong_20_Emphasis"><text:span text:style-name="T3">=4</text:span></text:span><text:span text:style-name="Strong_20_Emphasis"><text:span text:style-name="T4">7</text:span></text:span><text:span text:style-name="Strong_20_Emphasis"><text:span text:style-name="T3">,7</text:span></text:span></text:p>
      <text:p text:style-name="P15"><text:span text:style-name="T2"/></text:p>
      <text:p text:style-name="P11"><text:span text:style-name="T5"><text:s/>3. Las siguientes personas sufrieron algún </text:span><text:span text:style-name="Strong_20_Emphasis"><text:span text:style-name="T8">grado de incapacidad permanente. </text:span></text:span><text:span text:style-name="T5">Valora que grado de incapacidad tienen y que prestaciones recibirán de la Seguridad Social.</text:span></text:p>
      <text:p text:style-name="P13"><text:span text:style-name="T12"><text:s/>a) Una pérdida de un dedo pulgar que permite seguir ocupando el mismo trabajo, aunque a menor rendimiento porque conlleva una discapacidad del más del 33%.</text:span></text:p>
      <text:p text:style-name="P13"><text:span text:style-name="T12"/></text:p>
      <text:p text:style-name="P14">b)Un accidente de tráfico que imposibilita a una persona moverse y ejercer suficiente fuerza, lo que no le permite desenvolver ningún tipo de trabajo.</text:p>
      <text:p text:style-name="P14"/>
      <text:p text:style-name="P14">c)Tras un accidente laboral, un trabajador de 26 años está imposibilitado para ejercer su trabajo habitual, pero puede ejercer otros trabajos. La inspección sanciona a la empresa con recarga máxima por no tomar las medidas de seguridad.</text:p>
      <text:p text:style-name="P14"/>
      <text:p text:style-name="P13"><text:span text:style-name="T12">d) Una persona que debido a una enfermedad no puede ejercer sus actos esenciales de vida por si sola y necesita ayuda de una tercera persona para eso.</text:span></text:p>
      <text:p text:style-name="P10"><text:span text:style-name="Strong_20_Emphasis"><text:span text:style-name="T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04:22.276000000</meta:creation-date>
    <dc:date>2023-04-12T12:57:54.604000000</dc:date>
    <meta:editing-duration>PT5M49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2" meta:word-count="264" meta:character-count="1902" meta:non-whitespace-character-count="1385"/>
  </office:meta>
</office:document-meta>
</file>